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2070000017619A6A463529E1F0E.png" manifest:media-type="image/png"/>
  <manifest:file-entry manifest:full-path="Pictures/10000201000002350000018848147E732E1BB5E9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loext:padding="0cm" loext:border="none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04ab5e39-7fff-20f6-6db9-4ead9fe65e6d"/><draw:frame draw:style-name="fr1" draw:name="Imagen2" text:anchor-type="as-char" svg:y="-8.308cm" svg:width="14.949cm" svg:height="10.372cm" draw:z-index="0"><draw:image xlink:href="Pictures/10000201000002350000018848147E732E1BB5E9.png" xlink:type="simple" xlink:show="embed" xlink:actuate="onLoad" loext:mime-type="image/png"/></draw:frame></text:p>
      <text:p text:style-name="P1"><text:bookmark text:name="docs-internal-guid-491bb164-7fff-d9dd-a493-af9f717af7bd"/><draw:frame draw:style-name="fr1" draw:name="Imagen3" text:anchor-type="as-char" svg:y="-4.63cm" svg:width="13.732cm" svg:height="9.895cm" draw:z-index="1"><draw:image xlink:href="Pictures/10000201000002070000017619A6A463529E1F0E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0-03T15:40:29.205784798</meta:creation-date>
    <dc:date>2022-10-03T16:51:36.173227202</dc:date>
    <meta:editing-duration>PT1H11M10S</meta:editing-duration>
    <meta:editing-cycles>1</meta:editing-cycles>
    <meta:document-statistic meta:table-count="0" meta:image-count="2" meta:object-count="0" meta:page-count="1" meta:paragraph-count="2" meta:word-count="0" meta:character-count="0" meta:non-whitespace-character-count="0"/>
    <meta:generator>LibreOffice/6.4.6.2$Linux_X86_64 LibreOffice_project/40$Build-2</meta:generator>
  </office:meta>
</office:document-meta>
</file>